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list-style-name="L1"/>
    <style:style style:name="P2" style:family="paragraph" style:parent-style-name="Text_20_body" style:list-style-name="L1"/>
    <style:style style:name="P3" style:family="paragraph" style:list-style-name="L2"/>
    <style:style style:name="P4" style:family="paragraph" style:list-style-name="L3"/>
    <style:style style:name="P5" style:family="paragraph" style:list-style-name="L4"/>
    <style:style style:name="T1" style:family="text">
      <style:text-properties loext:padding="0.049cm" loext:border="0.06pt solid #d9d9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Aplicación CRUD (Create, Read, Update, Delete)</text:h>
      <text:p text:style-name="Text_20_body"><text:span text:style-name="Strong_20_Emphasis">Nombre: Gestor de Tareas Personal</text:span></text:p>
      <text:list text:style-name="L1">
        <text:list-item>
          <text:p text:style-name="P2"><text:span text:style-name="Strong_20_Emphasis">Funcionalidades:</text:span></text:p>
          <text:list>
            <text:list-item>
              <text:p text:style-name="P2">Crear tareas con título, descripción, fecha límite y prioridad.</text:p>
            </text:list-item>
            <text:list-item>
              <text:p text:style-name="P2">Visualizar tareas en una lista o en un calendario.</text:p>
            </text:list-item>
            <text:list-item>
              <text:p text:style-name="P2">Editar y actualizar detalles de las tareas.</text:p>
            </text:list-item>
            <text:list-item>
              <text:p text:style-name="P2">Eliminar tareas completadas.</text:p>
            </text:list-item>
            <text:list-item>
              <text:p text:style-name="P2">Categorizar tareas (trabajo, personal, estudio, etc.).</text:p>
            </text:list-item>
            <text:list-item>
              <text:p text:style-name="P2">Recordatorios y notificaciones.</text:p>
            </text:list-item>
          </text:list>
        </text:list-item>
        <text:list-item>
          <text:p text:style-name="P2"><text:span text:style-name="Strong_20_Emphasis">Conocimientos para reforzar:</text:span></text:p>
          <text:list>
            <text:list-item>
              <text:p text:style-name="P2">Gestión de estado (useState, useContext, Redux).</text:p>
            </text:list-item>
            <text:list-item>
              <text:p text:style-name="P2">Navegación entre pantallas (React Navigation).</text:p>
            </text:list-item>
            <text:list-item>
              <text:p text:style-name="P2">Persistencia de datos localmente (AsyncStorage) o mediante un backend (Firebase, MongoDB, etc.).</text:p>
            </text:list-item>
            <text:list-item>
              <text:p text:style-name="P2">Manejo de fechas y horas (moment.js o date-fns).</text:p>
            </text:list-item>
          </text:list>
        </text:list-item>
      </text:list>
      <text:p text:style-name="Text_20_body"/>
      <text:h text:style-name="Heading_20_3" text:outline-level="3">2. Aplicación con Contenido Multimedia</text:h>
      <text:p text:style-name="Text_20_body"><text:span text:style-name="Strong_20_Emphasis">Nombre: Explorador de Galería de Arte</text:span></text:p>
      <text:list text:style-name="L4">
        <text:list-item>
          <text:p text:style-name="Text_20_body"><text:span text:style-name="Strong_20_Emphasis">Funcionalidades:</text:span></text:p>
          <text:list>
            <text:list-item>
              <text:p text:style-name="Text_20_body">Navegar por una colección de obras de arte.</text:p>
            </text:list-item>
            <text:list-item>
              <text:p text:style-name="Text_20_body">Ver detalles de cada obra y artista (nombre, año, técnica, etc.).</text:p>
            </text:list-item>
            <text:list-item>
              <text:p text:style-name="Text_20_body">Reproducción de audio o video sobre detalles y críticas de arte.</text:p>
            </text:list-item>
            <text:list-item>
              <text:p text:style-name="Text_20_body">Función de búsqueda por artista, período o estilo.</text:p>
            </text:list-item>
            <text:list-item>
              <text:p text:style-name="Text_20_body">Realidad aumentada para visualizar cómo quedaría la obra en tu pared (usando ARKit o ARCore).</text:p>
            </text:list-item>
          </text:list>
        </text:list-item>
        <text:list-item>
          <text:p text:style-name="Text_20_body"><text:span text:style-name="Strong_20_Emphasis">Conocimientos para reforzar:</text:span></text:p>
          <text:list>
            <text:list-item>
              <text:p text:style-name="Text_20_body">Manejo de multimedia (react-native-video, react-native-sound).</text:p>
            </text:list-item>
            <text:list-item>
              <text:p text:style-name="Text_20_body">Integración con APIs externas para obtener datos de las obras de arte.</text:p>
            </text:list-item>
            <text:list-item>
              <text:p text:style-name="Text_20_body">Uso de librerías para realidad aumentada en React Native.</text:p>
            </text:list-item>
            <text:list-item>
              <text:p text:style-name="Text_20_body">Caching de imágenes y manejo de memoria.</text:p>
            </text:list-item>
          </text:list>
        </text:list-item>
      </text:list>
      <text:p text:style-name="Text_20_body"/>
      <text:h text:style-name="Heading_20_3" text:outline-level="3"><text:soft-page-break/>3. Aplicación de Videojuegos o IA/Blockchain</text:h>
      <text:p text:style-name="Text_20_body"><text:span text:style-name="Strong_20_Emphasis">Opción A: Videojuego Educativo</text:span></text:p>
      <text:list text:style-name="L2">
        <text:list-item>
          <text:p text:style-name="Text_20_body"><text:span text:style-name="Strong_20_Emphasis">Nombre: Aventura Matemática</text:span></text:p>
        </text:list-item>
        <text:list-item>
          <text:p text:style-name="Text_20_body"><text:span text:style-name="Strong_20_Emphasis">Funcionalidades:</text:span></text:p>
          <text:list>
            <text:list-item>
              <text:p text:style-name="Text_20_body">Juego de puzzles matemáticos con niveles progresivos.</text:p>
            </text:list-item>
            <text:list-item>
              <text:p text:style-name="Text_20_body">Personajes que guían a los usuarios a través de la aventura.</text:p>
            </text:list-item>
            <text:list-item>
              <text:p text:style-name="Text_20_body">Tabla de líderes con los mejores tiempos o puntuaciones.</text:p>
            </text:list-item>
            <text:list-item>
              <text:p text:style-name="Text_20_body">Consejos y trucos matemáticos después de cada nivel.</text:p>
            </text:list-item>
          </text:list>
        </text:list-item>
        <text:list-item>
          <text:p text:style-name="Text_20_body"><text:span text:style-name="Strong_20_Emphasis">Conocimientos para reforzar:</text:span></text:p>
          <text:list>
            <text:list-item>
              <text:p text:style-name="Text_20_body">Animaciones y transiciones (Animated, react-native-reanimated).</text:p>
            </text:list-item>
            <text:list-item>
              <text:p text:style-name="Text_20_body">Uso de motores de juego para React Native (como Expo's Game Engine).</text:p>
            </text:list-item>
            <text:list-item>
              <text:p text:style-name="Text_20_body">Implementación de lógica de juego y sistemas de puntuación.</text:p>
            </text:list-item>
          </text:list>
        </text:list-item>
      </text:list>
      <text:p text:style-name="Text_20_body"><text:span text:style-name="Strong_20_Emphasis">Opción B: Aplicación con Integración de IA y Blockchain</text:span></text:p>
      <text:list text:style-name="L3">
        <text:list-item>
          <text:p text:style-name="Text_20_body"><text:span text:style-name="Strong_20_Emphasis">Nombre: Cartera Inteligente de Criptomonedas</text:span></text:p>
        </text:list-item>
        <text:list-item>
          <text:p text:style-name="Text_20_body"><text:span text:style-name="Strong_20_Emphasis">Funcionalidades:</text:span></text:p>
          <text:list>
            <text:list-item>
              <text:p text:style-name="Text_20_body">Seguimiento de criptomonedas y visualización de precios en tiempo real.</text:p>
            </text:list-item>
            <text:list-item>
              <text:p text:style-name="Text_20_body">Noticias y predicciones del mercado basadas en IA.</text:p>
            </text:list-item>
            <text:list-item>
              <text:p text:style-name="Text_20_body">Funcionalidad de billetera para almacenar y realizar transacciones con criptomonedas.</text:p>
            </text:list-item>
            <text:list-item>
              <text:p text:style-name="Text_20_body">Integración con smart contracts para acciones automatizadas (por ejemplo, comprar/vender cuando el precio llegue a cierto punto).</text:p>
            </text:list-item>
          </text:list>
        </text:list-item>
        <text:list-item>
          <text:p text:style-name="Text_20_body"><text:span text:style-name="Strong_20_Emphasis">Conocimientos para reforzar:</text:span></text:p>
          <text:list>
            <text:list-item>
              <text:p text:style-name="Text_20_body">Integración con APIs de precios de criptomonedas (CoinGecko, CryptoCompare).</text:p>
            </text:list-item>
            <text:list-item>
              <text:p text:style-name="Text_20_body">Implementación de algoritmos de predicción (puede ser una integración con servicios de IA si el desarrollo de modelos propios es muy avanzado).</text:p>
            </text:list-item>
            <text:list-item>
              <text:p text:style-name="Text_20_body">Manejo de autenticación y seguridad en transacciones.</text:p>
            </text:list-item>
            <text:list-item>
              <text:p text:style-name="Text_20_body">Uso de librerías para trabajar con blockchain (web3.js, ethers.js).</text:p>
            </text:list-item>
          </text:list>
        </text:list-item>
      </text:list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5T11:20:50.655547887</meta:creation-date>
    <dc:date>2023-11-05T12:10:49.721032640</dc:date>
    <meta:editing-duration>PT49M59S</meta:editing-duration>
    <meta:editing-cycles>1</meta:editing-cycles>
    <meta:document-statistic meta:table-count="0" meta:image-count="0" meta:object-count="0" meta:page-count="2" meta:paragraph-count="51" meta:word-count="417" meta:character-count="2713" meta:non-whitespace-character-count="2391"/>
    <meta:generator>LibreOffice/7.4.7.2$Linux_X86_64 LibreOffice_project/40$Build-2</meta:generator>
  </office:meta>
</office:document-meta>
</file>